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7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FFFF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4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8pt" style:font-size-asian="8pt" style:font-size-complex="8pt"/>
    </style:style>
    <style:style style:name="ce7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7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8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8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8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9.392708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84">
            <text:p>Gráficas Impacto GRAFIMPAC S.A</text:p>
          </table:table-cell>
          <table:covered-table-cell table:number-columns-repeated="6"/>
          <table:table-cell office:value-type="string" table:style-name="ce75">
            <text:p>P/T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84">
            <text:p>Fase 2 – Ejecución</text:p>
          </table:table-cell>
          <table:covered-table-cell table:number-columns-repeated="6"/>
          <table:table-cell office:value-type="string" table:style-name="ce75">
            <text:p>Preparado por:</text:p>
          </table:table-cell>
          <table:table-cell office:value-type="string" table:number-columns-spanned="2" table:number-rows-spanned="1" table:style-name="ce68">
            <text:p>César León</text:p>
          </table:table-cell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84">
            <text:p>Cuentas por Pagar</text:p>
          </table:table-cell>
          <table:covered-table-cell table:number-columns-repeated="6"/>
          <table:table-cell office:value-type="string" table:style-name="ce75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84">
            <text:p>Cedula resumen</text:p>
          </table:table-cell>
          <table:covered-table-cell table:number-columns-repeated="6"/>
          <table:table-cell office:value-type="string" table:style-name="ce75">
            <text:p>Revisado por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84">
            <text:p>Al 31 de Diciembre del 2021</text:p>
          </table:table-cell>
          <table:covered-table-cell table:number-columns-repeated="6"/>
          <table:table-cell office:value-type="string" table:style-name="ce75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table:number-columns-spanned="11" table:number-rows-spanned="1" table:style-name="ce69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4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4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3"/>
          <table:table-cell table:number-columns-repeated="16323" table:style-name="ce6"/>
        </table:table-row>
        <table:table-row table:style-name="ro1">
          <table:covered-table-cell/>
          <table:covered-table-cell/>
          <table:covered-table-cell/>
          <table:table-cell office:value-type="date" office:date-value="2021-09-30T00:00:00" table:style-name="ce7">
            <text:p>30-sep-21</text:p>
          </table:table-cell>
          <table:table-cell office:value-type="string" table:style-name="ce7">
            <text:p>Débitos</text:p>
          </table:table-cell>
          <table:table-cell office:value-type="string" table:style-name="ce7">
            <text:p>Créditos</text:p>
          </table:table-cell>
          <table:table-cell office:value-type="date" office:date-value="2021-12-31T00:00:00" table:style-name="ce7">
            <text:p>31-dic-21</text:p>
          </table:table-cell>
          <table:covered-table-cell/>
          <table:covered-table-cell/>
          <table:table-cell office:value-type="date" office:date-value="2020-12-31T00:00:00" table:style-name="ce7">
            <text:p>31-dic-20</text:p>
          </table:table-cell>
          <table:covered-table-cell/>
          <table:table-cell table:number-columns-repeated="50" table:style-name="ce3"/>
          <table:table-cell table:number-columns-repeated="16323" table:style-name="ce6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office:value-type="string" table:style-name="ce19">
            <text:p>Cuentas por Cobrar Comerciales:</text:p>
          </table:table-cell>
          <table:table-cell table:style-name="ce10"/>
          <table:table-cell table:style-name="ce11"/>
          <table:table-cell table:style-name="ce12"/>
          <table:table-cell table:style-name="ce11"/>
          <table:table-cell table:style-name="ce13"/>
          <table:table-cell table:style-name="ce18"/>
          <table:table-cell office:value-type="string" table:style-name="ce19">
            <text:p>Cuentas por Cobrar Comerciales:</text:p>
          </table:table-cell>
          <table:table-cell table:style-name="ce20"/>
          <table:table-cell table:style-name="ce21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2">
            <text:p>201030101001</text:p>
          </table:table-cell>
          <table:table-cell office:value-type="string" table:style-name="ce76">
            <text:p>PROVEEDORES RELACIONADA</text:p>
          </table:table-cell>
          <table:table-cell table:style-name="ce23"/>
          <table:table-cell office:value-type="float" office:value="0" table:style-name="ce24">
            <text:p>0</text:p>
          </table:table-cell>
          <table:table-cell table:style-name="ce25"/>
          <table:table-cell table:style-name="ce26"/>
          <table:table-cell office:value-type="float" office:value="0" table:formula="of:=[.D11]-[.E11]+[.F11]" table:style-name="ce27">
            <text:p>0</text:p>
          </table:table-cell>
          <table:table-cell office:value-type="string" table:style-name="ce22">
            <text:p>201030101001</text:p>
          </table:table-cell>
          <table:table-cell office:value-type="string" table:style-name="ce76">
            <text:p>PROVEEDORES RELACIONADA</text:p>
          </table:table-cell>
          <table:table-cell office:value-type="float" office:value="6880" table:style-name="ce28">
            <text:p>6.880</text:p>
          </table:table-cell>
          <table:table-cell office:value-type="float" office:value="-6880" table:formula="of:=+[.G11]-[.J11]" table:style-name="ce29">
            <text:p>-6.88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2">
            <text:p>201030101001</text:p>
          </table:table-cell>
          <table:table-cell office:value-type="string" table:style-name="ce76">
            <text:p>PROVEEDORES DE BIENES LOCALES</text:p>
          </table:table-cell>
          <table:table-cell table:style-name="ce30"/>
          <table:table-cell office:value-type="float" office:value="518103" table:style-name="ce26">
            <text:p>518.103</text:p>
          </table:table-cell>
          <table:table-cell table:style-name="ce25"/>
          <table:table-cell table:style-name="ce26"/>
          <table:table-cell office:value-type="float" office:value="518103" table:formula="of:=[.D12]-[.E12]+[.F12]" table:style-name="ce27">
            <text:p>518.103</text:p>
          </table:table-cell>
          <table:table-cell office:value-type="string" table:style-name="ce22">
            <text:p>201030101001</text:p>
          </table:table-cell>
          <table:table-cell office:value-type="string" table:style-name="ce76">
            <text:p>PROVEEDORES DE BIENES LOCALES</text:p>
          </table:table-cell>
          <table:table-cell office:value-type="float" office:value="562709.9" table:style-name="ce26">
            <text:p>562.710</text:p>
          </table:table-cell>
          <table:table-cell office:value-type="float" office:value="-44606.900000000023" table:formula="of:=+[.G12]-[.J12]" table:style-name="ce29">
            <text:p>-44.607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2">
            <text:p>201030101002</text:p>
          </table:table-cell>
          <table:table-cell office:value-type="string" table:style-name="ce76">
            <text:p>PROVEEDORES DE SERVICIOS LOCALES</text:p>
          </table:table-cell>
          <table:table-cell table:style-name="ce30"/>
          <table:table-cell office:value-type="float" office:value="105153" table:style-name="ce26">
            <text:p>105.153</text:p>
          </table:table-cell>
          <table:table-cell table:style-name="ce25"/>
          <table:table-cell table:style-name="ce26"/>
          <table:table-cell office:value-type="float" office:value="105153" table:formula="of:=[.D13]-[.E13]+[.F13]" table:style-name="ce27">
            <text:p>105.153</text:p>
          </table:table-cell>
          <table:table-cell office:value-type="string" table:style-name="ce22">
            <text:p>201030101002</text:p>
          </table:table-cell>
          <table:table-cell office:value-type="string" table:style-name="ce76">
            <text:p>PROVEEDORES DE SERVICIOS LOCALES</text:p>
          </table:table-cell>
          <table:table-cell office:value-type="float" office:value="436571.65" table:style-name="ce26">
            <text:p>436.572</text:p>
          </table:table-cell>
          <table:table-cell office:value-type="float" office:value="-331418.65000000002" table:formula="of:=+[.G13]-[.J13]" table:style-name="ce29">
            <text:p>-331.419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2">
            <text:p>201030201001</text:p>
          </table:table-cell>
          <table:table-cell office:value-type="string" table:style-name="ce76">
            <text:p>PROVEEDORES DE BIENES EXTERIOR</text:p>
          </table:table-cell>
          <table:table-cell table:style-name="ce30"/>
          <table:table-cell office:value-type="float" office:value="4481091" table:style-name="ce26">
            <text:p>4.481.091</text:p>
          </table:table-cell>
          <table:table-cell table:style-name="ce25"/>
          <table:table-cell table:style-name="ce26"/>
          <table:table-cell office:value-type="float" office:value="4481091" table:formula="of:=[.D14]-[.E14]+[.F14]" table:style-name="ce27">
            <text:p>4.481.091</text:p>
          </table:table-cell>
          <table:table-cell office:value-type="string" table:style-name="ce22">
            <text:p>201030201001</text:p>
          </table:table-cell>
          <table:table-cell office:value-type="string" table:style-name="ce76">
            <text:p>PROVEEDORES DE BIENES EXTERIOR</text:p>
          </table:table-cell>
          <table:table-cell office:value-type="float" office:value="2897499.38" table:style-name="ce26">
            <text:p>2.897.499</text:p>
          </table:table-cell>
          <table:table-cell office:value-type="float" office:value="1583591.62" table:formula="of:=+[.G14]-[.J14]" table:style-name="ce29">
            <text:p>1.583.592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2">
            <text:p>201030201002</text:p>
          </table:table-cell>
          <table:table-cell office:value-type="string" table:style-name="ce76">
            <text:p>PROVEEDORES DE SERVICIOS EXTERIOR</text:p>
          </table:table-cell>
          <table:table-cell table:style-name="ce30"/>
          <table:table-cell office:value-type="float" office:value="8000" table:style-name="ce26">
            <text:p>8.000</text:p>
          </table:table-cell>
          <table:table-cell table:style-name="ce25"/>
          <table:table-cell table:style-name="ce26"/>
          <table:table-cell office:value-type="float" office:value="8000" table:formula="of:=[.D15]-[.E15]+[.F15]" table:style-name="ce27">
            <text:p>8.000</text:p>
          </table:table-cell>
          <table:table-cell office:value-type="string" table:style-name="ce22">
            <text:p>201030201002</text:p>
          </table:table-cell>
          <table:table-cell office:value-type="string" table:style-name="ce76">
            <text:p>PROVEEDORES DE SERVICIOS EXTERIOR</text:p>
          </table:table-cell>
          <table:table-cell office:value-type="float" office:value="8000" table:style-name="ce26">
            <text:p>8.000</text:p>
          </table:table-cell>
          <table:table-cell office:value-type="float" office:value="0" table:formula="of:=+[.G15]-[.J15]" table:style-name="ce29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22"/>
          <table:table-cell table:style-name="ce76"/>
          <table:table-cell table:style-name="ce30"/>
          <table:table-cell table:style-name="ce26"/>
          <table:table-cell table:style-name="ce25"/>
          <table:table-cell table:style-name="ce26"/>
          <table:table-cell office:value-type="float" office:value="0" table:formula="of:=[.D16]-[.E16]+[.F16]" table:style-name="ce27">
            <text:p>0</text:p>
          </table:table-cell>
          <table:table-cell table:style-name="ce22"/>
          <table:table-cell table:style-name="ce76"/>
          <table:table-cell table:style-name="ce26"/>
          <table:table-cell office:value-type="float" office:value="0" table:formula="of:=+[.G16]-[.J16]" table:style-name="ce29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float" office:value="202040101001" table:style-name="ce81">
            <text:p>202040101001<text:s/></text:p>
          </table:table-cell>
          <table:table-cell office:value-type="string" table:style-name="ce82">
            <text:p>Cuentas por Pagar accionistas<text:s text:c="51"/></text:p>
          </table:table-cell>
          <table:table-cell table:style-name="ce83"/>
          <table:table-cell table:style-name="ce26"/>
          <table:table-cell table:style-name="ce25"/>
          <table:table-cell table:style-name="ce26"/>
          <table:table-cell office:value-type="float" office:value="0" table:formula="of:=[.D17]-[.E17]+[.F17]" table:style-name="ce27">
            <text:p>0</text:p>
          </table:table-cell>
          <table:table-cell office:value-type="float" office:value="202040101001" table:style-name="ce22">
            <text:p>202040101001<text:s/></text:p>
          </table:table-cell>
          <table:table-cell office:value-type="string" table:style-name="ce77">
            <text:p>Cuentas por Pagar accionistas<text:s text:c="51"/></text:p>
          </table:table-cell>
          <table:table-cell office:value-type="float" office:value="306510.12" table:style-name="ce26">
            <text:p>306.510</text:p>
          </table:table-cell>
          <table:table-cell office:value-type="float" office:value="-306510.12" table:formula="of:=+[.G17]-[.J17]" table:style-name="ce29">
            <text:p>-306.51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2">
            <text:p>201030401003</text:p>
          </table:table-cell>
          <table:table-cell office:value-type="string" table:style-name="ce77">
            <text:p>OTRAS CUENTAS POR PAGAR</text:p>
          </table:table-cell>
          <table:table-cell table:style-name="ce30"/>
          <table:table-cell office:value-type="float" office:value="485609" table:style-name="ce26">
            <text:p>485.609</text:p>
          </table:table-cell>
          <table:table-cell table:style-name="ce25"/>
          <table:table-cell table:style-name="ce26"/>
          <table:table-cell office:value-type="float" office:value="485609" table:formula="of:=[.D18]-[.E18]+[.F18]" table:style-name="ce27">
            <text:p>485.609</text:p>
          </table:table-cell>
          <table:table-cell office:value-type="string" table:style-name="ce22">
            <text:p>201030401003</text:p>
          </table:table-cell>
          <table:table-cell office:value-type="string" table:style-name="ce77">
            <text:p>OTRAS CUENTAS POR PAGAR</text:p>
          </table:table-cell>
          <table:table-cell office:value-type="float" office:value="3262395.16" table:style-name="ce26">
            <text:p>3.262.395</text:p>
          </table:table-cell>
          <table:table-cell office:value-type="float" office:value="-2776786.16" table:formula="of:=+[.G18]-[.J18]" table:style-name="ce29">
            <text:p>-2.776.786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22"/>
          <table:table-cell table:style-name="ce77"/>
          <table:table-cell table:style-name="ce30"/>
          <table:table-cell table:style-name="ce26"/>
          <table:table-cell table:style-name="ce25"/>
          <table:table-cell table:style-name="ce26"/>
          <table:table-cell office:value-type="float" office:value="0" table:formula="of:=[.D19]-[.E19]+[.F19]" table:style-name="ce27">
            <text:p>0</text:p>
          </table:table-cell>
          <table:table-cell table:style-name="ce22"/>
          <table:table-cell table:style-name="ce77"/>
          <table:table-cell table:style-name="ce26"/>
          <table:table-cell office:value-type="float" office:value="0" table:formula="of:=+[.G19]-[.J19]" table:style-name="ce29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22"/>
          <table:table-cell office:value-type="string" table:style-name="ce78">
            <text:p>Anticipos y Reembolso</text:p>
          </table:table-cell>
          <table:table-cell table:style-name="ce30"/>
          <table:table-cell table:style-name="ce26"/>
          <table:table-cell table:style-name="ce25"/>
          <table:table-cell table:style-name="ce26"/>
          <table:table-cell table:style-name="ce27"/>
          <table:table-cell table:style-name="ce22"/>
          <table:table-cell office:value-type="string" table:style-name="ce78">
            <text:p>Anticipos y Reembolso</text:p>
          </table:table-cell>
          <table:table-cell table:style-name="ce26"/>
          <table:table-cell table:style-name="ce29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201030401002</text:p>
          </table:table-cell>
          <table:table-cell office:value-type="string" table:style-name="ce79">
            <text:p>REEMBOLSO POR PAGAR</text:p>
          </table:table-cell>
          <table:table-cell table:style-name="ce31"/>
          <table:table-cell office:value-type="float" office:value="281" table:style-name="ce32">
            <text:p>281</text:p>
          </table:table-cell>
          <table:table-cell table:number-columns-repeated="2" table:style-name="ce33"/>
          <table:table-cell office:value-type="float" office:value="281" table:formula="of:=[.D21]-[.E21]+[.F21]" table:style-name="ce27">
            <text:p>281</text:p>
          </table:table-cell>
          <table:table-cell office:value-type="string" table:style-name="ce18">
            <text:p>201030401002</text:p>
          </table:table-cell>
          <table:table-cell office:value-type="string" table:style-name="ce79">
            <text:p>REEMBOLSO POR PAGAR</text:p>
          </table:table-cell>
          <table:table-cell office:value-type="float" office:value="2365.91" table:style-name="ce32">
            <text:p>2.366</text:p>
          </table:table-cell>
          <table:table-cell office:value-type="float" office:value="-2084.91" table:formula="of:=+[.G21]-[.J21]" table:style-name="ce29">
            <text:p>-2.085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201070101003</text:p>
          </table:table-cell>
          <table:table-cell office:value-type="string" table:style-name="ce79">
            <text:p>DEPOSITO EN GARANTIA CLIENTES</text:p>
          </table:table-cell>
          <table:table-cell table:style-name="ce31"/>
          <table:table-cell office:value-type="float" office:value="53423" table:style-name="ce32">
            <text:p>53.423</text:p>
          </table:table-cell>
          <table:table-cell table:number-columns-repeated="2" table:style-name="ce33"/>
          <table:table-cell office:value-type="float" office:value="53423" table:formula="of:=[.D22]-[.E22]+[.F22]" table:style-name="ce27">
            <text:p>53.423</text:p>
          </table:table-cell>
          <table:table-cell office:value-type="string" table:style-name="ce18">
            <text:p>201070101003</text:p>
          </table:table-cell>
          <table:table-cell office:value-type="string" table:style-name="ce79">
            <text:p>DEPOSITO EN GARANTIA CLIENTES</text:p>
          </table:table-cell>
          <table:table-cell office:value-type="float" office:value="53223.62" table:style-name="ce32">
            <text:p>53.224</text:p>
          </table:table-cell>
          <table:table-cell office:value-type="float" office:value="199.37999999999738" table:formula="of:=+[.G22]-[.J22]" table:style-name="ce29">
            <text:p>199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201070101001</text:p>
          </table:table-cell>
          <table:table-cell office:value-type="string" table:style-name="ce79">
            <text:p>ANTICIPO DE CLIENTES</text:p>
          </table:table-cell>
          <table:table-cell table:style-name="ce31"/>
          <table:table-cell office:value-type="float" office:value="76147" table:style-name="ce32">
            <text:p>76.147</text:p>
          </table:table-cell>
          <table:table-cell table:number-columns-repeated="2" table:style-name="ce33"/>
          <table:table-cell office:value-type="float" office:value="76147" table:formula="of:=[.D23]-[.E23]+[.F23]" table:style-name="ce27">
            <text:p>76.147</text:p>
          </table:table-cell>
          <table:table-cell office:value-type="string" table:style-name="ce18">
            <text:p>201070101001</text:p>
          </table:table-cell>
          <table:table-cell office:value-type="string" table:style-name="ce79">
            <text:p>ANTICIPO DE CLIENTES</text:p>
          </table:table-cell>
          <table:table-cell office:value-type="float" office:value="44893.14" table:style-name="ce32">
            <text:p>44.893</text:p>
          </table:table-cell>
          <table:table-cell office:value-type="float" office:value="31253.86" table:formula="of:=+[.G23]-[.J23]" table:style-name="ce29">
            <text:p>31.254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34"/>
          <table:table-cell table:style-name="ce80"/>
          <table:table-cell table:style-name="ce31"/>
          <table:table-cell table:number-columns-repeated="3" table:style-name="ce33"/>
          <table:table-cell table:style-name="ce27"/>
          <table:table-cell table:style-name="ce34"/>
          <table:table-cell table:style-name="ce35"/>
          <table:table-cell table:style-name="ce36"/>
          <table:table-cell table:style-name="ce37"/>
          <table:table-cell table:number-columns-repeated="50" table:style-name="ce3"/>
          <table:table-cell table:number-columns-repeated="16323"/>
        </table:table-row>
        <table:table-row table:style-name="ro3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5727807" table:formula="of:=SUM([.D9:.D24])" table:style-name="ce40">
            <text:p>5.727.807</text:p>
          </table:table-cell>
          <table:table-cell office:value-type="float" office:value="0" table:formula="of:=SUM([.E9:.E24])" table:style-name="ce40">
            <text:p>0</text:p>
          </table:table-cell>
          <table:table-cell office:value-type="float" office:value="0" table:formula="of:=SUM([.F9:.F24])" table:style-name="ce40">
            <text:p>0</text:p>
          </table:table-cell>
          <table:table-cell office:value-type="float" office:value="5727807" table:formula="of:=SUM([.G9:.G24])" table:style-name="ce40">
            <text:p>5.727.807</text:p>
          </table:table-cell>
          <table:table-cell table:number-columns-repeated="2" table:style-name="ce40"/>
          <table:table-cell office:value-type="float" office:value="7581048.8799999999" table:formula="of:=SUM([.J9:.J24])" table:style-name="ce40">
            <text:p>7.581.049</text:p>
          </table:table-cell>
          <table:table-cell office:value-type="float" office:value="-1853241.88" table:formula="of:=SUM([.K9:.K24])" table:style-name="ce41">
            <text:p>-1.853.242</text:p>
          </table:table-cell>
          <table:table-cell table:style-name="ce42"/>
          <table:table-cell table:number-columns-repeated="16372" table:style-name="ce43"/>
        </table:table-row>
        <table:table-row table:style-name="ro1">
          <table:table-cell table:number-columns-repeated="12" table:style-name="ce44"/>
          <table:table-cell table:number-columns-repeated="16372" table:style-name="ce1"/>
        </table:table-row>
        <table:table-row table:style-name="ro1">
          <table:table-cell table:style-name="ce44"/>
          <table:table-cell table:number-columns-repeated="2" table:style-name="ce45"/>
          <table:table-cell office:value-type="string" table:style-name="ce46">
            <text:p>Saldo al</text:p>
          </table:table-cell>
          <table:table-cell office:value-type="string" table:style-name="ce47">
            <text:p>Saldo al</text:p>
          </table:table-cell>
          <table:table-cell table:number-columns-repeated="7" table:style-name="ce44"/>
          <table:table-cell table:number-columns-repeated="16372" table:style-name="ce1"/>
        </table:table-row>
        <table:table-row table:style-name="ro1">
          <table:table-cell table:style-name="ce44"/>
          <table:table-cell office:value-type="string" table:style-name="ce48">
            <text:p>Nota a los estados financieros:</text:p>
          </table:table-cell>
          <table:table-cell table:style-name="ce48"/>
          <table:table-cell office:value-type="date" office:date-value="2021-12-31T00:00:00" table:style-name="ce49">
            <text:p>31/12/2021</text:p>
          </table:table-cell>
          <table:table-cell office:value-type="date" office:date-value="2020-12-31T00:00:00" table:style-name="ce50">
            <text:p>31/12/2020</text:p>
          </table:table-cell>
          <table:table-cell table:number-columns-repeated="7" table:style-name="ce44"/>
          <table:table-cell table:number-columns-repeated="16372" table:style-name="ce1"/>
        </table:table-row>
        <table:table-row table:style-name="ro1">
          <table:table-cell table:style-name="ce44"/>
          <table:table-cell table:number-columns-repeated="2" table:style-name="ce51"/>
          <table:table-cell table:style-name="ce52"/>
          <table:table-cell table:style-name="ce53"/>
          <table:table-cell table:number-columns-repeated="7" table:style-name="ce44"/>
          <table:table-cell table:number-columns-repeated="16372" table:style-name="ce1"/>
        </table:table-row>
        <table:table-row table:style-name="ro1">
          <table:table-cell table:style-name="ce44"/>
          <table:table-cell office:value-type="string" table:style-name="ce54">
            <text:p>Comerciales:</text:p>
          </table:table-cell>
          <table:table-cell table:style-name="ce55"/>
          <table:table-cell table:number-columns-repeated="2" table:style-name="ce56"/>
          <table:table-cell table:number-columns-repeated="7" table:style-name="ce44"/>
          <table:table-cell table:number-columns-repeated="16372" table:style-name="ce1"/>
        </table:table-row>
        <table:table-row table:style-name="ro1">
          <table:table-cell table:style-name="ce44"/>
          <table:table-cell office:value-type="string" table:style-name="ce57">
            <text:p>Proveedores</text:p>
          </table:table-cell>
          <table:table-cell table:style-name="ce55"/>
          <table:table-cell office:value-type="float" office:value="5112347" table:formula="of:=SUM([.G11:.G15])" table:style-name="ce56">
            <text:p>5.112.347</text:p>
          </table:table-cell>
          <table:table-cell office:value-type="float" office:value="3911660.9299999997" table:formula="of:=SUM([.J11:.J15])" table:style-name="ce56">
            <text:p>3.911.661</text:p>
          </table:table-cell>
          <table:table-cell table:number-columns-repeated="7" table:style-name="ce44"/>
          <table:table-cell table:number-columns-repeated="16372" table:style-name="ce1"/>
        </table:table-row>
        <table:table-row table:style-name="ro1">
          <table:table-cell table:style-name="ce44"/>
          <table:table-cell table:number-columns-repeated="2" table:style-name="ce55"/>
          <table:table-cell table:number-columns-repeated="2" table:style-name="ce56"/>
          <table:table-cell table:number-columns-repeated="7" table:style-name="ce44"/>
          <table:table-cell table:number-columns-repeated="16372" table:style-name="ce1"/>
        </table:table-row>
        <table:table-row table:style-name="ro1">
          <table:table-cell table:style-name="ce44"/>
          <table:table-cell office:value-type="string" table:style-name="ce54">
            <text:p>Otras Cuentas por Pagar:</text:p>
          </table:table-cell>
          <table:table-cell table:style-name="ce55"/>
          <table:table-cell table:number-columns-repeated="2" table:style-name="ce56"/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7">
            <text:p>Anticipos y Reembolso</text:p>
          </table:table-cell>
          <table:table-cell table:style-name="ce55"/>
          <table:table-cell office:value-type="float" office:value="129851" table:formula="of:=SUM([.G21:.G23])" table:style-name="ce56">
            <text:p>129.851</text:p>
          </table:table-cell>
          <table:table-cell office:value-type="float" office:value="100482.67" table:formula="of:=SUM([.J21:.J23])" table:style-name="ce56">
            <text:p>100.483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7">
            <text:p>Accionistas</text:p>
          </table:table-cell>
          <table:table-cell table:style-name="ce55"/>
          <table:table-cell office:value-type="float" office:value="0" table:formula="of:=[.G17]" table:style-name="ce56">
            <text:p>0</text:p>
          </table:table-cell>
          <table:table-cell office:value-type="float" office:value="306510.12" table:formula="of:=[.J17]" table:style-name="ce56">
            <text:p>306.510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7">
            <text:p>Otras cuentas por Pagar</text:p>
          </table:table-cell>
          <table:table-cell table:style-name="ce55"/>
          <table:table-cell office:value-type="float" office:value="485609" table:formula="of:=[.G18]" table:style-name="ce56">
            <text:p>485.609</text:p>
          </table:table-cell>
          <table:table-cell office:value-type="float" office:value="3262395.16" table:formula="of:=[.J18]" table:style-name="ce56">
            <text:p>3.262.395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table:number-columns-repeated="2" table:style-name="ce55"/>
          <table:table-cell table:number-columns-repeated="2" table:style-name="ce58"/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9">
            <text:p>Total</text:p>
          </table:table-cell>
          <table:table-cell table:style-name="ce60"/>
          <table:table-cell office:value-type="float" office:value="5727807" table:formula="of:=+SUM([.D30:.D37])" table:style-name="ce40">
            <text:p>5.727.807</text:p>
          </table:table-cell>
          <table:table-cell office:value-type="float" office:value="7581048.8799999999" table:formula="of:=+SUM([.E30:.E37])" table:style-name="ce40">
            <text:p>7.581.049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number-columns-repeated="12" table:style-name="ce44"/>
          <table:table-cell table:number-columns-repeated="16372"/>
        </table:table-row>
        <table:table-row table:style-name="ro1">
          <table:table-cell office:value-type="string" table:style-name="ce61">
            <text:p>Fuente:</text:p>
          </table:table-cell>
          <table:table-cell table:number-columns-repeated="9" table:style-name="ce62"/>
          <table:table-cell table:style-name="ce63"/>
          <table:table-cell table:style-name="ce44"/>
          <table:table-cell table:number-columns-repeated="16372"/>
        </table:table-row>
        <table:table-row table:style-name="ro1">
          <table:table-cell office:value-type="string" table:style-name="ce64">
            <text:p>Estados Financieros de la compañía proporcionado por el cliente y mayores generales, para el año corriente</text:p>
          </table:table-cell>
          <table:table-cell table:number-columns-repeated="9" table:style-name="ce44"/>
          <table:table-cell table:style-name="ce65"/>
          <table:table-cell table:style-name="ce44"/>
          <table:table-cell table:number-columns-repeated="16372"/>
        </table:table-row>
        <table:table-row table:style-name="ro1">
          <table:table-cell office:value-type="string" table:style-name="ce64">
            <text:p>Nuestros papeles de trabajo y balance de comprobación del 2020 para el año anterior.</text:p>
          </table:table-cell>
          <table:table-cell table:number-columns-repeated="9" table:style-name="ce44"/>
          <table:table-cell table:style-name="ce65"/>
          <table:table-cell table:style-name="ce44"/>
          <table:table-cell table:number-columns-repeated="16372"/>
        </table:table-row>
        <table:table-row table:style-name="ro1">
          <table:table-cell table:style-name="ce64"/>
          <table:table-cell table:number-columns-repeated="9" table:style-name="ce44"/>
          <table:table-cell table:style-name="ce65"/>
          <table:table-cell table:style-name="ce44"/>
          <table:table-cell table:number-columns-repeated="16372"/>
        </table:table-row>
        <table:table-row table:style-name="ro1">
          <table:table-cell office:value-type="string" table:style-name="ce66">
            <text:p>Trabajo realizado:</text:p>
          </table:table-cell>
          <table:table-cell table:number-columns-repeated="9" table:style-name="ce44"/>
          <table:table-cell table:style-name="ce65"/>
          <table:table-cell table:style-name="ce44"/>
          <table:table-cell table:number-columns-repeated="16372"/>
        </table:table-row>
        <table:table-row table:number-rows-repeated="3" table:style-name="ro1">
          <table:table-cell table:style-name="ce64"/>
          <table:table-cell table:number-columns-repeated="9" table:style-name="ce44"/>
          <table:table-cell table:style-name="ce65"/>
          <table:table-cell table:style-name="ce44"/>
          <table:table-cell table:number-columns-repeated="16372"/>
        </table:table-row>
        <table:table-row table:style-name="ro1">
          <table:table-cell office:value-type="string" table:style-name="ce66">
            <text:p>Conclusiones:</text:p>
          </table:table-cell>
          <table:table-cell table:number-columns-repeated="9" table:style-name="ce44"/>
          <table:table-cell table:style-name="ce65"/>
          <table:table-cell table:style-name="ce44"/>
          <table:table-cell table:number-columns-repeated="16372"/>
        </table:table-row>
        <table:table-row table:number-rows-repeated="3" table:style-name="ro1">
          <table:table-cell table:number-columns-repeated="10" table:style-name="ce44"/>
          <table:table-cell table:style-name="ce65"/>
          <table:table-cell table:style-name="ce44"/>
          <table:table-cell table:number-columns-repeated="16372"/>
        </table:table-row>
        <table:table-row table:number-rows-repeated="4" table:style-name="ro1">
          <table:table-cell table:number-columns-repeated="12" table:style-name="ce44"/>
          <table:table-cell table:number-columns-repeated="16372"/>
        </table:table-row>
        <table:table-row table:number-rows-repeated="104852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decimal-places="2" number:min-integer-digits="1"/>
      <number:text> %</number:text>
    </number:percentage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P1">
      <number:text>(</number:text>
      <number:number number:decimal-places="2" number:min-decimal-places="2" number:min-integer-digits="1" number:grouping="true"/>
      <number:text>)</number:text>
    </number:number-style>
    <number:number-style style:name="N40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number number:decimal-places="2" number:min-decimal-places="2" number:min-integer-digits="1" number:grouping="true"/>
      <number:text> </number:text>
    </number:number-style>
    <number:number-style style:name="N4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ara Macias</meta:initial-creator>
    <dc:creator>Carlos Almeida</dc:creator>
    <meta:creation-date>2020-10-19T12:23:50Z</meta:creation-date>
    <dc:date>2021-11-26T18:16:40Z</dc:date>
    <meta:editing-cycles>12</meta:editing-cycles>
    <meta:editing-duration>PT5857S</meta:editing-duration>
  </office:meta>
</office:document-meta>
</file>